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9" style:family="table-cell" style:parent-style-name="Default">
      <style:table-cell-properties fo:background-color="#00a933" fo:border="0.06pt solid #000000"/>
    </style:style>
    <style:style style:name="ce9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/>
          <table:table-cell table:number-columns-repeated="6"/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 table:number-columns-repeated="2"/>
          <table:table-cell table:style-name="ce19" table:number-columns-repeated="2"/>
          <table:table-cell table:number-columns-repeated="60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style-name="ce19" table:number-columns-repeated="2"/>
          <table:table-cell table:number-columns-repeated="60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0:17:36.151637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7T08:52:19.735423764</meta:creation-date>
    <dc:date>2020-09-14T11:47:54.828343624</dc:date>
    <meta:editing-duration>PT9H26M25S</meta:editing-duration>
    <meta:editing-cycles>11</meta:editing-cycles>
    <meta:generator>LibreOffice/6.4.5.2$Linux_X86_64 LibreOffice_project/40$Build-2</meta:generator>
    <meta:document-statistic meta:table-count="1" meta:cell-count="25" meta:object-count="0"/>
  </office:meta>
</office:document-meta>
</file>